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adornments="Regular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0a00dc" officeooo:paragraph-rsid="000a00dc"/>
    </style:style>
    <style:style style:name="P2" style:family="paragraph" style:parent-style-name="Standard">
      <style:text-properties officeooo:rsid="000a00dc" officeooo:paragraph-rsid="000a00dc"/>
    </style:style>
    <style:style style:name="P3" style:family="paragraph" style:parent-style-name="Standard">
      <style:text-properties officeooo:rsid="000b2af7" officeooo:paragraph-rsid="000b2af7"/>
    </style:style>
    <style:style style:name="P4" style:family="paragraph" style:parent-style-name="Standard">
      <style:text-properties officeooo:rsid="000f8916" officeooo:paragraph-rsid="000f8916"/>
    </style:style>
    <style:style style:name="P5" style:family="paragraph" style:parent-style-name="Standard">
      <style:text-properties officeooo:rsid="000f8916" officeooo:paragraph-rsid="001045ff"/>
    </style:style>
    <style:style style:name="P6" style:family="paragraph" style:parent-style-name="Standard">
      <style:text-properties officeooo:rsid="001045ff" officeooo:paragraph-rsid="001045ff"/>
    </style:style>
    <style:style style:name="P7" style:family="paragraph" style:parent-style-name="Standard">
      <style:text-properties officeooo:rsid="001045ff" officeooo:paragraph-rsid="0011c797"/>
    </style:style>
    <style:style style:name="P8" style:family="paragraph" style:parent-style-name="Standard">
      <style:paragraph-properties fo:break-before="page"/>
      <style:text-properties officeooo:rsid="000f8916" officeooo:paragraph-rsid="000f8916"/>
    </style:style>
    <style:style style:name="P9" style:family="paragraph" style:parent-style-name="Standard">
      <style:paragraph-properties fo:break-before="page"/>
      <style:text-properties officeooo:rsid="000f8916" officeooo:paragraph-rsid="001045ff"/>
    </style:style>
    <style:style style:name="P10" style:family="paragraph" style:parent-style-name="Standard">
      <style:paragraph-properties fo:break-before="page"/>
      <style:text-properties officeooo:rsid="000a00dc" officeooo:paragraph-rsid="000a00dc"/>
    </style:style>
    <style:style style:name="P11" style:family="paragraph" style:parent-style-name="Standard">
      <style:text-properties style:font-name="Liberation Mono" officeooo:rsid="0018560e" officeooo:paragraph-rsid="0018560e"/>
    </style:style>
    <style:style style:name="P12" style:family="paragraph" style:parent-style-name="Standard">
      <style:text-properties officeooo:paragraph-rsid="0018560e"/>
    </style:style>
    <style:style style:name="P13" style:family="paragraph" style:parent-style-name="Standard">
      <style:paragraph-properties fo:break-before="page"/>
      <style:text-properties style:font-name="Liberation Mono" officeooo:rsid="0018560e" officeooo:paragraph-rsid="0018560e"/>
    </style:style>
    <style:style style:name="T1" style:family="text">
      <style:text-properties officeooo:rsid="001045ff"/>
    </style:style>
    <style:style style:name="T2" style:family="text">
      <style:text-properties officeooo:rsid="00136178"/>
    </style:style>
    <style:style style:name="T3" style:family="text">
      <style:text-properties style:font-name="Liberation Mono" officeooo:rsid="001856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2"/>
      <text:p text:style-name="P2">The npm RPG - v0.0.8 - http://www.online-adventur.es/the-npm-rpg</text:p>
      <text:p text:style-name="P2"/>
      <text:p text:style-name="P2">The great saga of [anonymous], novice LVL4</text:p>
      <text:p text:style-name="P2">HEALTH:9 MANA:13 STR:4 AGI:5 CHA:2 WIS:6 LUCK:5</text:p>
      <text:p text:style-name="P2"/>
      <text:p text:style-name="P2">Episode #43</text:p>
      <text:p text:style-name="P2">You come across an old man with excentric apparel. Score! It's a rare item</text:p>
      <text:p text:style-name="P2">seller! He gives you a good price for a cruel.spoon.of.the.tyrant [19</text:p>
      <text:p text:style-name="P2">↔ 209].</text:p>
      <text:p text:style-name="P2"/>
      <text:p text:style-name="P2">⚔ <text:s/>New item: cruel.spoon.of.the.tyrant [19 ↔ 209]</text:p>
      <text:p text:style-name="P2"/>
      <text:p text:style-name="P2"/>
      <text:p text:style-name="P2">👉 👉 👉 <text:s/>Relaunch the-npm-rpg to continue your adventures! ⚔ 💰 🎁 <text:s/>👈 👈 👈</text:p>
      <text:p text:style-name="P2"><text:s text:c="7"/>You will get stronger and stronger!</text:p>
      <text:p text:style-name="P10">111111111122222222223333333333444444444455555555556666666666777777777788888888889999999999</text:p>
      <text:p text:style-name="P2"/>
      <text:p text:style-name="P2"/>
      <text:p text:style-name="P3">╔═══════════════════════════════════╗</text:p>
      <text:p text:style-name="P3">║ <text:s text:c="34"/>║</text:p>
      <text:p text:style-name="P3">║ <text:s text:c="5"/>The Boring RPG 𝑟𝑒𝑙𝑜𝑎𝑑𝑒𝑑 <text:s text:c="5"/>║</text:p>
      <text:p text:style-name="P3">║ <text:s text:c="34"/>║</text:p>
      <text:p text:style-name="P3">║ <text:s text:c="2"/>http://www.online-adventur.es <text:s text:c="2"/>║</text:p>
      <text:p text:style-name="P3">║ <text:s text:c="34"/>║</text:p>
      <text:p text:style-name="P3">╚═══════════════════════════════════╝</text:p>
      <text:p text:style-name="P3">v0.0.5</text:p>
      <text:p text:style-name="P3"/>
      <text:p text:style-name="P3">============ Click #36 ============</text:p>
      <text:p text:style-name="P3"/>
      <text:p text:style-name="P3">📃 <text:s/>You feel a little older. You gained +1 level!</text:p>
      <text:p text:style-name="P3"/>
      <text:p text:style-name="P3">🙂 <text:s/>CHARACTERISTICS 💗</text:p>
      <text:p text:style-name="P3">👶🏽 <text:s/>level.........9 increased by 1! 🆙</text:p>
      <text:p text:style-name="P3">💗 <text:s/>health........1</text:p>
      <text:p text:style-name="P3">💙 <text:s/>mana..........6</text:p>
      <text:p text:style-name="P3">🏋🏽 <text:s/>strength......3</text:p>
      <text:p text:style-name="P3">🤸🏽 <text:s/>agility.......3</text:p>
      <text:p text:style-name="P3">🏊🏽 <text:s/>vitality.....12</text:p>
      <text:p text:style-name="P3">👵🏽 <text:s/>wisdom........1</text:p>
      <text:p text:style-name="P3">🤹🏼‍♀️ <text:s/>luck..........1</text:p>
      <text:p text:style-name="P3"/>
      <text:p text:style-name="P3">⚔ <text:s/>ACTIVE EQUIPMENT 🛡</text:p>
      <text:p text:style-name="P3">weapon: ⚔ <text:s/>used.spoon.of.the.noob +2 [1 ↔ 10]</text:p>
      <text:p text:style-name="P3">armor : 🛡 <text:s/>used.socks.of.the.noob [0 ↔ 1]</text:p>
      <text:p text:style-name="P3"/>
      <text:p text:style-name="P3">📦 <text:s/>INVENTORY 💰</text:p>
      <text:p text:style-name="P3">💰 <text:s/>1393 coins</text:p>
      <text:p text:style-name="P3">💠 <text:s/>0 tokens</text:p>
      <text:p text:style-name="P3"><text:s/>1. ⚔ <text:s/>mechanical.longbow.of.the.elite [1998 ↔ 2664]</text:p>
      <text:p text:style-name="P3"><text:s/>2. ⚔ <text:s/>forgotten.staff.of.the.ambassador [819 ↔ 1365]</text:p>
      <text:p text:style-name="P3"><text:s/>3. ⚔ <text:s/>arcanic.longbow.of.the.defender [8 ↔ 20]</text:p>
      <text:p text:style-name="P3"><text:s/>4. ⋯</text:p>
      <text:p text:style-name="P3"><text:s/>5. ⋯</text:p>
      <text:p text:style-name="P3"><text:s/>6. ⋯</text:p>
      <text:p text:style-name="P3"><text:s/>7. ⋯</text:p>
      <text:p text:style-name="P3"><text:s/>8. ⋯</text:p>
      <text:p text:style-name="P3"><text:s/>9. ⋯</text:p>
      <text:p text:style-name="P3">10. ⋯</text:p>
      <text:p text:style-name="P3">11. ⋯</text:p>
      <text:p text:style-name="P3">12. ⋯</text:p>
      <text:p text:style-name="P3">13. ⋯</text:p>
      <text:p text:style-name="P3">14. ⋯</text:p>
      <text:p text:style-name="P3">15. ⋯</text:p>
      <text:p text:style-name="P3">16. ⋯</text:p>
      <text:p text:style-name="P3">17. ⋯</text:p>
      <text:p text:style-name="P3">18. ⋯</text:p>
      <text:p text:style-name="P3">19. ⋯</text:p>
      <text:p text:style-name="P3">20. ⋯</text:p>
      <text:p text:style-name="P3">You can play again in...</text:p>
      <text:p text:style-name="P8">The npm RPG - v0.0.<text:span text:style-name="T1">6</text:span> - http://www.online-adventur.es/the-npm-rpg</text:p>
      <text:p text:style-name="P4">╔══════════════════════════════════════════════════════════════════════════════════╗</text:p>
      <text:p text:style-name="P4">║ <text:s text:c="81"/>║</text:p>
      <text:p text:style-name="P4">║ <text:s text:c="2"/>You continue your adventures... <text:s text:c="47"/>║</text:p>
      <text:p text:style-name="P4">║ <text:s text:c="81"/>║</text:p>
      <text:p text:style-name="P4">║ <text:s text:c="2"/>📃 <text:s text:c="2"/>Vous devez escorter un NPC important. Hélas, si vous marchez il va <text:s text:c="8"/>║</text:p>
      <text:p text:style-name="P4">║ <text:s text:c="2"/>plus vite que vous, mais si vous courrez c’est vous qui allez trop vite ! En <text:s text:c="2"/>║</text:p>
      <text:p text:style-name="P4">║ <text:s text:c="2"/>zigzagant et en tournant en rond ça passe. +1 en vitalité grâce à tous ces <text:s text:c="4"/>║</text:p>
      <text:p text:style-name="P4">║ <text:s text:c="2"/>efforts ! <text:s text:c="69"/>║</text:p>
      <text:p text:style-name="P4">║ <text:s text:c="81"/>║</text:p>
      <text:p text:style-name="P4">╚══════════════════════════════════════════════════════════════════════════════════╝</text:p>
      <text:p text:style-name="P4">┌─────────────────────────────────────────────────────────────────────┐</text:p>
      <text:p text:style-name="P4">│CHARACTERISTICS: <text:s text:c="52"/>│</text:p>
      <text:p text:style-name="P4">│👶 <text:s/>level........15 <text:s text:c="50"/>│</text:p>
      <text:p text:style-name="P4">│💗 <text:s/>health........1 <text:s text:c="50"/>│</text:p>
      <text:p text:style-name="P4">│💙 <text:s/>mana.........14 <text:s text:c="50"/>│</text:p>
      <text:p text:style-name="P4">│🏋 <text:s/>strength......6 <text:s text:c="50"/>│</text:p>
      <text:p text:style-name="P4">│🤸 <text:s/>agility.......3 <text:s text:c="50"/>│</text:p>
      <text:p text:style-name="P4">│🏊 <text:s/>vitality.....19 increased by 1! 🆙 <text:s text:c="32"/>│</text:p>
      <text:p text:style-name="P4">│👵 <text:s/>wisdom........8 <text:s text:c="50"/>│</text:p>
      <text:p text:style-name="P4">│🤹 <text:s/>luck..........1 <text:s text:c="50"/>│</text:p>
      <text:p text:style-name="P4">├─────────────────────────────────────────────────────────────────────┤</text:p>
      <text:p text:style-name="P4">│ACTIVE EQUIPMENT: <text:s text:c="51"/>│</text:p>
      <text:p text:style-name="P4">│weapon: ⚔ <text:s/>used.spoon.of.the.noob +2 [1 ↔ 10] <text:s text:c="23"/>│</text:p>
      <text:p text:style-name="P4">│armor : 🛡 <text:s/>used.socks.of.the.noob [0 ↔ 1] <text:s text:c="27"/>│</text:p>
      <text:p text:style-name="P4">├─────────────────────────────────────────────────────────────────────┤</text:p>
      <text:p text:style-name="P4">│INVENTORY: <text:s text:c="58"/>│</text:p>
      <text:p text:style-name="P4">│💰 <text:s/>5876 coins <text:s text:c="55"/>│</text:p>
      <text:p text:style-name="P4">│💠 <text:s/>0 tokens <text:s text:c="57"/>│</text:p>
      <text:p text:style-name="P4">│ 1. ⚔ <text:s/>mechanical.longbow.of.the.elite [1998 ↔ 2664] <text:s text:c="16"/>│</text:p>
      <text:p text:style-name="P4">│ 2. ⚔ <text:s/>forgotten.staff.of.the.ambassador [819 ↔ 1365] <text:s text:c="15"/>│</text:p>
      <text:p text:style-name="P4">│ 3. ⚔ <text:s/>arcanic.longbow.of.the.defender [8 ↔ 20] <text:s text:c="21"/>│</text:p>
      <text:p text:style-name="P4">│ 4. ⚔ <text:s/>skeleton.luth.of.the.defender [209 ↔ 380] <text:s text:c="20"/>│</text:p>
      <text:p text:style-name="P4">│ 5. ⚔ <text:s/>wooden.staff.of.the.wise [4995 ↔ 5661] <text:s text:c="23"/>│</text:p>
      <text:p text:style-name="P4">└─────────────────────────────────────────────────────────────────────┘</text:p>
      <text:p text:style-name="P4"/>
      <text:p text:style-name="P4"/>
      <text:p text:style-name="P4"><text:s text:c="7"/>That was your adventure #77!</text:p>
      <text:p text:style-name="P4">👉 👉 👉 <text:s/>Relaunch the-npm-rpg to continue your adventures! ⚔ 💰 🎁 <text:s/>👈 👈 👈</text:p>
      <text:p text:style-name="P4"><text:s text:c="7"/>You will get stronger and stronger!</text:p>
      <text:p text:style-name="P4"/>
      <text:p text:style-name="P4"/>
      <text:p text:style-name="P9">The npm RPG - v0.0.<text:span text:style-name="T1">7</text:span> - <text:a xlink:type="simple" xlink:href="http://www.online-adventur.es/the-npm-rpg" text:style-name="Internet_20_link" text:visited-style-name="Visited_20_Internet_20_Link">http://www.online-adventur.es/the-npm-rpg</text:a></text:p>
      <text:p text:style-name="P6">Conan, barbarian LVL67</text:p>
      <text:p text:style-name="P7">HEALTH:123 MANA:234 STR:678 AGI:901 VIT:123 WIS:345 LUCK:678 CLK#8901<text:span text:style-name="T2">2</text:span></text:p>
      <text:p text:style-name="P5">╔══════════════════════════════════════════════════════════════════════════════════╗</text:p>
      <text:p text:style-name="P5">║ <text:s text:c="81"/>║</text:p>
      <text:p text:style-name="P5">║ <text:s text:c="2"/>You continue your adventures... <text:s text:c="47"/>║</text:p>
      <text:p text:style-name="P5">║ <text:s text:c="81"/>║</text:p>
      <text:p text:style-name="P5">║ <text:s text:c="2"/>Vous devez escorter un NPC important. Hélas, si vous marchez il va <text:s text:c="12"/>║</text:p>
      <text:p text:style-name="P5">║ <text:s text:c="2"/>plus vite que vous, mais si vous courrez c’est vous qui allez trop vite ! En <text:s text:c="2"/>║</text:p>
      <text:p text:style-name="P5">║ <text:s text:c="2"/>zigzagant et en tournant en rond ça passe. +1 en vitalité grâce à tous ces <text:s text:c="4"/>║</text:p>
      <text:p text:style-name="P5">║ <text:s text:c="2"/>efforts ! <text:s text:c="69"/>║</text:p>
      <text:p text:style-name="P5">║ <text:s text:c="81"/>║</text:p>
      <text:p text:style-name="P5">╚══════════════════════════════════════════════════════════════════════════════════╝</text:p>
      <text:p text:style-name="P5"/>
      <text:p text:style-name="P5"/>
      <text:p text:style-name="P5"><text:s text:c="7"/>That was your adventure #77!</text:p>
      <text:p text:style-name="P5">👉 👉 👉 <text:s/>Relaunch the-npm-rpg to continue your adventures! ⚔ 💰 🎁 <text:s/>👈 👈 👈</text:p>
      <text:p text:style-name="P5"><text:s text:c="7"/>You will get stronger and stronger!</text:p>
      <text:p text:style-name="P5"/>
      <text:p text:style-name="P13">The npm RPG - v0.2.0 - http://www.online-adventur.es/the-npm-rpg</text:p>
      <text:p text:style-name="P11"/>
      <text:p text:style-name="P11">The great saga of Perte, sculptor LVL75</text:p>
      <text:p text:style-name="P11">HEALTH:76 MANA:95 STR:34 AGI:34 CHA:16 WIS:58 LUCK:14</text:p>
      <text:p text:style-name="P11"/>
      <text:p text:style-name="P11">---------------------------------------------------------------</text:p>
      <text:p text:style-name="P11"/>
      <text:p text:style-name="P11">Episode #467</text:p>
      <text:p text:style-name="P11">A dying man on the street left you everything he had. You gained 4,440 coins!</text:p>
      <text:p text:style-name="P11"/>
      <text:p text:style-name="P11">💰 <text:s/>Received 4,440 coins</text:p>
      <text:p text:style-name="P11"/>
      <text:p text:style-name="P11">---------------------------------------------------------------</text:p>
      <text:p text:style-name="P11"/>
      <text:p text:style-name="P11">What do you want to do?</text:p>
      <text:p text:style-name="P11">→ <text:s/>P <text:s/>→ Play</text:p>
      <text:p text:style-name="P11">→ <text:s/>C <text:s/>→ Character sheet (rename, change class…)</text:p>
      <text:p text:style-name="P11">→ <text:s/>I <text:s/>→ Inventory (equip, sell…)</text:p>
      <text:p text:style-name="P11">→ <text:s/>CTRL+C <text:s/>→ quit (game is automatically saved)</text:p>
      <text:p text:style-name="P11"/>
      <text:p text:style-name="P11"/>
      <text:p text:style-name="P11"/>
      <text:p text:style-name="P11"/>
      <text:p text:style-name="P12"><text:span text:style-name="T3">ᒪ</text:span>ᒪ___</text:p>
      <text:p text:style-name="P12"><text:s text:c="3"/>ᐯ</text:p>
      <text:p text:style-name="P12">∟∟∟</text:p>
      <text:p text:style-name="P12">⎿⎿⎿</text:p>
      <text:p text:style-name="P12"/>
      <text:p text:style-name="P12">┃</text:p>
      <text:p text:style-name="P12">┗━━━━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adornments="Regular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Menlo" fo:font-family="Menlo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00dc" officeooo:paragraph-rsid="000a00dc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fo:background-color="#111111" style:writing-mode="lr-tb" draw:fill="solid" draw:fill-color="#111111" draw:opacity="100%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eeeeee"/>
      </style:page-layout-properties>
      <style:header-style>
        <style:header-footer-properties fo:min-height="0.3929in" fo:margin-left="0in" fo:margin-right="0in" fo:margin-bottom="0.1965in" fo:background-color="#b2b2b2" style:dynamic-spacing="false" draw:fill="solid" draw:fill-color="#b2b2b2" draw:opacity="100%" draw:fill-image-width="0in" draw:fill-image-height="0in"/>
      </style:header-style>
      <style:footer-style>
        <style:header-footer-properties fo:min-height="0.3929in" fo:margin-left="0in" fo:margin-right="0in" fo:margin-top="0.1965in" fo:background-color="#cccccc" style:dynamic-spacing="false" draw:fill="solid" draw:fill-color="#cccccc" draw:opacity="100%" draw:fill-image-width="0in" draw:fill-image-height="0in"/>
      </style:footer-style>
    </style:page-layout>
  </office:automatic-styles>
  <office:master-styles>
    <style:master-page style:name="Standard" style:page-layout-name="Mpm1">
      <style:header>
        <text:p text:style-name="MP1">The npm rpg<text:tab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08:54:47.387378000</meta:creation-date>
    <dc:date>2017-09-18T09:16:42.885257000</dc:date>
    <meta:editing-duration>PT16H3M3S</meta:editing-duration>
    <meta:editing-cycles>10</meta:editing-cycles>
    <meta:generator>LibreOffice/5.4.0.3$MacOSX_X86_64 LibreOffice_project/7556cbc6811c9d992f4064ab9287069087d7f62c</meta:generator>
    <meta:document-statistic meta:table-count="0" meta:image-count="0" meta:object-count="0" meta:page-count="6" meta:paragraph-count="132" meta:word-count="619" meta:character-count="6055" meta:non-whitespace-character-count="3780"/>
  </office:meta>
</office:document-meta>
</file>